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fr" fo:country="FR" fo:font-style="italic" fo:font-weight="bold" officeooo:rsid="000a0480" officeooo:paragraph-rsid="000a0480" style:font-size-asian="14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4pt" fo:language="fr" fo:country="FR" fo:font-style="italic" fo:font-weight="bold" officeooo:rsid="000bed25" officeooo:paragraph-rsid="000bed25" style:font-size-asian="14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language="fr" fo:country="FR" fo:font-style="italic" fo:font-weight="bold" officeooo:rsid="000c5d03" officeooo:paragraph-rsid="000c5d03" style:font-size-asian="14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ext-properties fo:font-size="14pt" fo:language="fr" fo:country="FR" fo:font-style="italic" fo:font-weight="bold" officeooo:rsid="000c724e" officeooo:paragraph-rsid="000c724e"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4pt" fo:language="fr" fo:country="FR" fo:font-style="italic" fo:font-weight="bold" officeooo:rsid="000c5d03" officeooo:paragraph-rsid="000c5d03" style:font-size-asian="12.25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fo:font-size="12pt" fo:language="fr" fo:country="FR" fo:font-style="normal" fo:font-weight="normal" officeooo:rsid="000a0480" officeooo:paragraph-rsid="000a0480"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language="fr" fo:country="FR" fo:font-style="normal" fo:font-weight="normal" officeooo:rsid="000bed25" officeooo:paragraph-rsid="000bed25"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language="fr" fo:country="FR" fo:font-style="normal" fo:font-weight="normal" officeooo:rsid="000c5d03" officeooo:paragraph-rsid="000c5d0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language="fr" fo:country="FR" fo:font-style="normal" fo:font-weight="normal" officeooo:rsid="000c724e" officeooo:paragraph-rsid="000c724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language="fr" fo:country="FR" fo:font-style="normal" fo:font-weight="normal" officeooo:rsid="000d6702" officeooo:paragraph-rsid="000d6702"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language="fr" fo:country="FR" fo:font-style="normal" style:text-underline-style="none" fo:font-weight="normal" officeooo:rsid="000d6702" officeooo:paragraph-rsid="000d6702"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language="fr" fo:country="FR" fo:font-style="normal" style:text-underline-style="none" fo:font-weight="normal" officeooo:rsid="000d6702" officeooo:paragraph-rsid="000ee4a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language="fr" fo:country="FR" fo:font-style="normal" style:text-underline-style="none" fo:font-weight="normal" officeooo:rsid="000ee4a8" officeooo:paragraph-rsid="000ee4a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language="fr" fo:country="FR" fo:font-style="normal" style:text-underline-style="none" fo:font-weight="normal" officeooo:rsid="00119a87" officeooo:paragraph-rsid="00119a87"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language="fr" fo:country="FR" fo:font-weight="normal" officeooo:rsid="000922f2" officeooo:paragraph-rsid="000922f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fr" fo:country="FR" fo:font-weight="normal" officeooo:rsid="000a0480" officeooo:paragraph-rsid="000a048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fr" fo:country="FR" fo:font-style="italic" fo:font-weight="normal" officeooo:rsid="000a0480" officeooo:paragraph-rsid="000a0480"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font-size="12pt" fo:language="fr" fo:country="FR" fo:font-style="italic" fo:font-weight="normal" officeooo:rsid="000bed25" officeooo:paragraph-rsid="000bed25"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language="fr" fo:country="FR" fo:font-style="italic" fo:font-weight="normal" officeooo:rsid="000c5d03" officeooo:paragraph-rsid="000c5d03"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fo:font-size="12pt" fo:language="fr" fo:country="FR" fo:font-style="italic" style:text-underline-style="none" fo:font-weight="normal" officeooo:rsid="000ee4a8" officeooo:paragraph-rsid="000ee4a8"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ize="12pt" fo:language="fr" fo:country="FR" fo:font-weight="bold" officeooo:rsid="00157606" officeooo:paragraph-rsid="000922f2"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officeooo:paragraph-rsid="0015d3c4"/>
    </style:style>
    <style:style style:name="P23" style:family="paragraph" style:parent-style-name="Standard">
      <style:paragraph-properties fo:text-align="center" style:justify-single-word="false"/>
      <style:text-properties fo:font-size="24pt" fo:language="fr" fo:country="FR" fo:font-weight="bold" officeooo:rsid="000922f2" officeooo:paragraph-rsid="000922f2" style:font-size-asian="24pt" style:font-weight-asian="bold" style:font-size-complex="24pt" style:font-weight-complex="bold"/>
    </style:style>
    <style:style style:name="P24" style:family="paragraph" style:parent-style-name="Standard">
      <style:paragraph-properties fo:text-align="start" style:justify-single-word="false"/>
      <style:text-properties fo:font-size="16pt" fo:language="fr" fo:country="FR" fo:font-weight="bold" officeooo:rsid="000922f2" officeooo:paragraph-rsid="000922f2" style:font-size-asian="14pt" style:font-weight-asian="bold" style:font-size-complex="16pt" style:font-weight-complex="bold"/>
    </style:style>
    <style:style style:name="P25" style:family="paragraph" style:parent-style-name="Standard">
      <style:paragraph-properties fo:text-align="start" style:justify-single-word="false"/>
      <style:text-properties fo:font-size="16pt" fo:language="fr" fo:country="FR" fo:font-weight="bold" officeooo:rsid="000922f2" officeooo:paragraph-rsid="000922f2"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2pt" fo:language="fr" fo:country="FR" fo:font-style="normal" style:text-underline-style="none" fo:font-weight="normal" officeooo:rsid="0019556b" officeooo:paragraph-rsid="001b44d1"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language="fr" fo:country="FR" fo:font-style="normal" style:text-underline-style="none" fo:font-weight="normal" officeooo:rsid="0019556b" officeooo:paragraph-rsid="001d5c8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language="fr" fo:country="FR" fo:font-style="normal" style:text-underline-style="none" fo:font-weight="normal" officeooo:rsid="000d6702" officeooo:paragraph-rsid="0019556b"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language="fr" fo:country="FR" fo:font-style="normal" style:text-underline-style="none" fo:font-weight="normal" officeooo:rsid="001b44d1" officeooo:paragraph-rsid="001b44d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language="fr" fo:country="FR" fo:font-style="normal" style:text-underline-style="none" fo:font-weight="normal" officeooo:rsid="001d5c80" officeooo:paragraph-rsid="001d5c80" style:font-size-asian="10.5pt" style:font-style-asian="normal" style:font-weight-asian="normal" style:font-size-complex="12pt" style:font-style-complex="normal" style:font-weight-complex="normal"/>
    </style:style>
    <style:style style:name="T1" style:family="text">
      <style:text-properties officeooo:rsid="000a0480"/>
    </style:style>
    <style:style style:name="T2" style:family="text">
      <style:text-properties fo:language="fr" fo:country="FR" fo:font-style="normal" fo:font-weight="normal" officeooo:rsid="000a0480" style:font-size-asian="10.5pt" style:font-style-asian="normal" style:font-weight-asian="normal" style:font-size-complex="12pt" style:font-style-complex="normal" style:font-weight-complex="normal"/>
    </style:style>
    <style:style style:name="T3" style:family="text">
      <style:text-properties fo:language="fr" fo:country="FR" fo:font-style="normal" fo:font-weight="normal" officeooo:rsid="0015d3c4" style:font-size-asian="10.5pt" style:font-style-asian="normal" style:font-weight-asian="normal" style:font-size-complex="12pt" style:font-style-complex="normal" style:font-weight-complex="normal"/>
    </style:style>
    <style:style style:name="T4" style:family="text">
      <style:text-properties officeooo:rsid="000d6702"/>
    </style:style>
    <style:style style:name="T5" style:family="text">
      <style:text-properties fo:font-size="14pt" fo:font-style="italic" fo:font-weight="bold" style:font-size-asian="14pt" style:font-style-asian="italic" style:font-weight-asian="bold" style:font-size-complex="14pt" style:font-style-complex="italic" style:font-weight-complex="bold"/>
    </style:style>
    <style:style style:name="T6" style:family="text">
      <style:text-properties fo:font-size="14pt" fo:font-style="italic" fo:font-weight="bold" officeooo:rsid="000c724e" style:font-size-asian="14pt" style:font-style-asian="italic" style:font-weight-asian="bold" style:font-size-complex="14pt" style:font-style-complex="italic" style:font-weight-complex="bold"/>
    </style:style>
    <style:style style:name="T7" style:family="text">
      <style:text-properties fo:font-size="14pt" fo:font-style="italic" fo:font-weight="bold" officeooo:rsid="000ee4a8" style:font-size-asian="14pt" style:font-style-asian="italic" style:font-weight-asian="bold" style:font-size-complex="14pt" style:font-style-complex="italic" style:font-weight-complex="bold"/>
    </style:style>
    <style:style style:name="T8" style:family="text">
      <style:text-properties fo:font-size="14pt" fo:font-style="italic" fo:font-weight="bold" officeooo:rsid="0019556b" style:font-size-asian="14pt" style:font-style-asian="italic" style:font-weight-asian="bold" style:font-size-complex="14pt" style:font-style-complex="italic" style:font-weight-complex="bold"/>
    </style:style>
    <style:style style:name="T9" style:family="text">
      <style:text-properties fo:font-size="14pt" fo:font-style="italic" fo:font-weight="bold" officeooo:rsid="001b44d1" style:font-size-asian="14pt" style:font-style-asian="italic" style:font-weight-asian="bold" style:font-size-complex="14pt" style:font-style-complex="italic" style:font-weight-complex="bold"/>
    </style:style>
    <style:style style:name="T10" style:family="text">
      <style:text-properties fo:font-size="14pt" fo:font-style="italic" fo:font-weight="bold" officeooo:rsid="001d5c80" style:font-size-asian="14pt" style:font-style-asian="italic" style:font-weight-asian="bold" style:font-size-complex="14pt" style:font-style-complex="italic" style:font-weight-complex="bold"/>
    </style:style>
    <style:style style:name="T11" style:family="text">
      <style:text-properties officeooo:rsid="000ee4a8"/>
    </style:style>
    <style:style style:name="T12" style:family="text">
      <style:text-properties officeooo:rsid="001223bb"/>
    </style:style>
    <style:style style:name="T13" style:family="text">
      <style:text-properties officeooo:rsid="00128418"/>
    </style:style>
    <style:style style:name="T14" style:family="text">
      <style:text-properties officeooo:rsid="001483b3"/>
    </style:style>
    <style:style style:name="T15" style:family="text">
      <style:text-properties officeooo:rsid="0015a027"/>
    </style:style>
    <style:style style:name="T16" style:family="text">
      <style:text-properties officeooo:rsid="0015d3c4"/>
    </style:style>
    <style:style style:name="T17" style:family="text">
      <style:text-properties officeooo:rsid="0018ad35"/>
    </style:style>
    <style:style style:name="T18" style:family="text">
      <style:text-properties officeooo:rsid="001b44d1"/>
    </style:style>
    <style:style style:name="T19" style:family="text">
      <style:text-properties officeooo:rsid="001c982e"/>
    </style:style>
    <style:style style:name="T20" style:family="text">
      <style:text-properties officeooo:rsid="001d5c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mpte rendu de stage semaine 1</text:p>
      <text:p text:style-name="P23"/>
      <text:p text:style-name="P24">Etape 1 : Adminstratif</text:p>
      <text:p text:style-name="P24"/>
      <text:p text:style-name="P15">Arrivé Mardi 12 janviers à l’Onera, passage d’un entretien prévention, réduction des risques et donnée sensible. Puis démarage du stage.</text:p>
      <text:p text:style-name="P15"/>
      <text:p text:style-name="P25">Etape 2 : Acceuil </text:p>
      <text:p text:style-name="P25"/>
      <text:p text:style-name="P15">Viste du site <text:span text:style-name="T17">auxquelle</text:span> je suis rataché et présentation de l’équipe par mon super maître de stage.</text:p>
      <text:p text:style-name="P15"/>
      <text:p text:style-name="P25">Etape 3 : Présentation</text:p>
      <text:p text:style-name="P25"/>
      <text:p text:style-name="P15">Présentation de la thèse à laquel je vais participer et des principes qui la compose, puis découpage des procéssus de recherche. </text:p>
      <text:p text:style-name="P15"/>
      <text:p text:style-name="P25">Etape 4 : Démarage</text:p>
      <text:p text:style-name="P25"/>
      <text:p text:style-name="P15">Lors de ce passage <text:span text:style-name="T1">je vais présenté toute les tentives par lequel je suis passé avant d’arrivé au résultat final.</text:span></text:p>
      <text:p text:style-name="P15"/>
      <text:p text:style-name="P17">Pour l’essai 0 j’ai eu à ma disposition 3 Rasberry Pi Zero 2W</text:p>
      <text:p text:style-name="P16"/>
      <text:p text:style-name="P1">Essai 0: </text:p>
      <text:p text:style-name="P16">Dans l’essai numéro 0, j’ai tant bien que mal essayer de mettre à jours l’outils qui permet de flash des raspberry Pi, Raspberry Pi Imager. Cepandant et après plusieurs tantive, j’ai apprit qu’il fallais que je sorte du proxy ce qui m’as permit de flashé mes première puces. </text:p>
      <text:p text:style-name="P21"/>
      <text:p text:style-name="P17">Pour l’instant, je n’avais pas la possibilité de connecter d’écran </text:p>
      <text:p text:style-name="P21"/>
      <text:p text:style-name="P1">Essai 1:</text:p>
      <text:p text:style-name="P22"><text:span text:style-name="T2">Dans l’essai, je mise chacun de mes espoirs dans le bon boot et dans la conne</text:span><text:span text:style-name="T3">x</text:span><text:span text:style-name="T2">ion automatique de la puce au réseau publi</text:span><text:span text:style-name="T3">c</text:span><text:span text:style-name="T2"> de l’entreprise, cela m’a valu de déployer énormément d’O</text:span><text:span text:style-name="T3">S</text:span><text:span text:style-name="T2"> divers et vari</text:span><text:span text:style-name="T3">és </text:span><text:span text:style-name="T2">sur des puces et d’analyser leurs comportement</text:span><text:span text:style-name="T3">s</text:span><text:span text:style-name="T2">. </text:span>À<text:span text:style-name="T2"> ce moment-là j’ai donc pris pour Os de teste le Trixie Lite (32 bits) car il bootait sur les puces.</text:span></text:p>
      <text:p text:style-name="P6"/>
      <text:p text:style-name="P18">En suivant, je me suis rendu compte que je n’arrivais pas à recupérer l’IP de la carte sur ma machine. </text:p>
      <text:p text:style-name="P7"/>
      <text:p text:style-name="P2">Essai 2:</text:p>
      <text:p text:style-name="P8">C’est à ce moment-là que je me suis mis à m’intér<text:span text:style-name="T15">e</text:span>sser au<text:span text:style-name="T15">x</text:span> configuration<text:span text:style-name="T16">s</text:span> disponible<text:span text:style-name="T16">s</text:span> dans Imager. <text:span text:style-name="T16">J</text:span>’ai donc pu voir les configurateur<text:span text:style-name="T16">s</text:span> réseau et donc cherch<text:span text:style-name="T16">er</text:span> à connecter mes puce<text:span text:style-name="T16">s</text:span> au réseau de l’entreprise tout en activant par défaut le <text:span text:style-name="T16">SSH</text:span> et en nom<text:span text:style-name="T16">m</text:span>ant mes puce<text:span text:style-name="T16">s</text:span> en fonction de leur ordre de boot. </text:p>
      <text:p text:style-name="P8"/>
      <text:p text:style-name="P19">Après un nombre de tentative<text:span text:style-name="T16">s</text:span> vraiment trop important j’ai réalisé que le proxy de l’entreprise était une barri<text:span text:style-name="T16">è</text:span>re que de petit<text:span text:style-name="T16">s</text:span> Raspberry n’arriverai<text:span text:style-name="T16">ent</text:span> pas à pass<text:span text:style-name="T16">er</text:span>.</text:p>
      <text:p text:style-name="P5"><text:soft-page-break/>Essai 3:</text:p>
      <text:p text:style-name="P8">Après l’éveil de ma b<text:span text:style-name="T15">ê</text:span>tise, j’ai donc commencé toute une batterie de test<text:span text:style-name="T15">s</text:span> pour connecter les puces sur mon partage de conne<text:span text:style-name="T15">xi</text:span>on, celui-ci fait depuis mon <text:span text:style-name="T15">iP</text:span>hone. Après <text:span text:style-name="T15">é</text:span>norm<text:span text:style-name="T15">ém</text:span>ent d’essai<text:span text:style-name="T15">s</text:span>, j’ai commencé à me demander pourquoi aucune puce n’arriv<text:span text:style-name="T15">ait</text:span> jusqu’<text:span text:style-name="T15">à</text:span> mon smar<text:span text:style-name="T15">t</text:span>phone, et j’ai donc commenc<text:span text:style-name="T15">é</text:span> à me rense<text:span text:style-name="T15">i</text:span>gner sur les normes réseaux au<text:span text:style-name="T15">x</text:span>quel<text:span text:style-name="T15">les</text:span> étai<text:span text:style-name="T15">en</text:span>t sujet<text:span text:style-name="T15">s</text:span> les Raspberry et que<text:span text:style-name="T15">lle</text:span> était celle de mon <text:span text:style-name="T15">iP</text:span>hone. Je me suis vite rendu compte que je ne pourrai jamais connecter mes puces à ce réseau. </text:p>
      <text:p text:style-name="P8"/>
      <text:p text:style-name="P19">Par chance, j’avais un autre smartphone chez moi.</text:p>
      <text:p text:style-name="P8"/>
      <text:p text:style-name="P3">Essai 4:</text:p>
      <text:p text:style-name="P9">En attendant que je puisse accéd<text:span text:style-name="T15">er</text:span> à un autre smartphone, j’ai donc cherché <text:span text:style-name="T15">à </text:span>faire mon <text:span text:style-name="T15">SSH</text:span> via une conne<text:span text:style-name="T15">x</text:span>ion <text:span text:style-name="T15">USB</text:span> mais cela n’a ét<text:span text:style-name="T15">é</text:span> qu’une suite d’échec<text:span text:style-name="T15">s</text:span>.</text:p>
      <text:p text:style-name="P9"/>
      <text:p text:style-name="P4">Essai 5:</text:p>
      <text:p text:style-name="P9">Nouvelle journée, nouvelle tentative. <text:span text:style-name="T15">S</text:span>uite à l’arrivée d’un smartphone <text:span text:style-name="T15">S</text:span>amsung, j’ai pu commenc<text:span text:style-name="T15">er</text:span> à régler et reflasher mes puces sur mon réseau et aucune puce ne <text:span text:style-name="T15">s</text:span>e connecte sur mon partage de connexion. <text:span text:style-name="T4">J’ai donc pensé remettre en question mon choix d’os. Le résultat </text:span><text:span text:style-name="T15">a</text:span><text:span text:style-name="T4"> fini par arriv</text:span><text:span text:style-name="T15">er</text:span><text:span text:style-name="T4"> en utili</text:span><text:span text:style-name="T15">s</text:span><text:span text:style-name="T4">ant la licence Bookworm, et grâce à elle j’ai pu me connecter à mon réseau et donc enfin commencer un</text:span><text:span text:style-name="T15">e</text:span><text:span text:style-name="T4"> connexion </text:span><text:span text:style-name="T15">SSH</text:span><text:span text:style-name="T4">.</text:span></text:p>
      <text:p text:style-name="P10">Après cela tout <text:span text:style-name="T15">s</text:span>’est enchainé, j’ai pu d<text:span text:style-name="T15">é</text:span>poser sur mes puces le fichier .sh qui avai<text:span text:style-name="T15">t</text:span> pour but de mettre en place le réseau mécher.</text:p>
      <text:p text:style-name="P10">J’ai donc pu lanc<text:span text:style-name="T15">er</text:span> la procédure du scitp et déma<text:span text:style-name="T15">r</text:span>rer un vrai premier test. </text:p>
      <text:p text:style-name="P10">En suivant les procédures, j’<text:span text:style-name="T15">en </text:span>ai oublié une du coup mon premi<text:span text:style-name="T15">er</text:span> essa<text:span text:style-name="T15">i</text:span> <text:span text:style-name="T15">s</text:span>’est sold<text:span text:style-name="T15">é</text:span> par un <text:span text:style-name="T15">é</text:span>chec.</text:p>
      <text:p text:style-name="P10">J’avais laissé mes deux puces sur la même IP. </text:p>
      <text:p text:style-name="P10"/>
      <text:p text:style-name="P10"><text:s/><text:span text:style-name="T6">Essai </text:span><text:span text:style-name="T5">6</text:span><text:span text:style-name="T6">:</text:span></text:p>
      <text:p text:style-name="P11">Nouvelle tentative d’exécution du script (<text:span text:style-name="T14">e</text:span>n ayant bien chang<text:span text:style-name="T14">é</text:span> les I<text:span text:style-name="T14">P</text:span> cette fois) et découverte dans les logs après analyse que mon test mais aussi celui du doctorant qui me supervise ne sont pas bon. <text:span text:style-name="T14">J</text:span>e me suis mis à l’étude du scipt et je me suis rendu compte que certaine<text:span text:style-name="T14">s</text:span> commande<text:span text:style-name="T14">s</text:span> qui étai<text:span text:style-name="T14">en</text:span>t utilisé<text:span text:style-name="T14">es</text:span> n’étai<text:span text:style-name="T14">ent</text:span> pas lu<text:span text:style-name="T14">es</text:span> pa<text:span text:style-name="T14">r</text:span> le noyau <text:span text:style-name="T14">D</text:span>ebiant que l’on utilisai<text:span text:style-name="T14">t.</text:span> <text:span text:style-name="T14">J</text:span><text:span text:style-name="T11">’ai donc fai</text:span><text:span text:style-name="T14">t</text:span><text:span text:style-name="T11"> les mises à jour mais après cela je n’ai pas réussi à me reconnecter à mes puces.</text:span></text:p>
      <text:p text:style-name="P11"/>
      <text:p text:style-name="P20">Mon maitre de stage m’a conseill<text:span text:style-name="T14">é</text:span> de ne pas me battre trop longtemps et de partir vers une installation d’<text:span text:style-name="T14">U</text:span>buntu serveur sur mes puces pour evit<text:span text:style-name="T14">er que</text:span> <text:span text:style-name="T14">j</text:span>e me pren<text:span text:style-name="T14">ne</text:span> la tête.</text:p>
      <text:p text:style-name="P20"/>
      <text:p text:style-name="P12"><text:span text:style-name="T6">Essai </text:span><text:span text:style-name="T7">7</text:span><text:span text:style-name="T6">:</text:span></text:p>
      <text:p text:style-name="P13">D’énorme<text:span text:style-name="T13">s</text:span> avancé<text:span text:style-name="T13">es</text:span> font leur apparition, j’ai à partir de ce moment-là la possibilité d’avoir un rendu sur des <text:span text:style-name="T13">é</text:span>crans de ce que font les puces et donc de pouvoir intervenir directement dessus, le tout avec l’ajout d’un switch pour les connecter. </text:p>
      <text:p text:style-name="P14">Pour mes installations <text:span text:style-name="T13">U</text:span>buntu, j’ai donc choisi d’installer le <text:span text:style-name="T13">U</text:span>buntu serveur 22.04.5 cette installation m’a amené à énormément de problème<text:span text:style-name="T13">s</text:span> :</text:p>
      <text:p text:style-name="P14"><text:tab/>1) Problème de login, conne<text:span text:style-name="T13">x</text:span>ion avec les login/password classi<text:span text:style-name="T13">ques </text:span>et je subi<text:span text:style-name="T13">s</text:span> une<text:tab/> <text:s text:c="4"/><text:tab/> <text:s text:c="4"/><text:span text:style-name="T13">r</text:span>edirection à chaque tentative pour recommencer l’authentification.</text:p>
      <text:p text:style-name="P14"><text:tab/>2) Install<text:span text:style-name="T13">a</text:span>tion de <text:span text:style-name="T13">O</text:span><text:span text:style-name="T12">pen</text:span><text:span text:style-name="T13">SSH</text:span><text:span text:style-name="T12">, mais problème avec les fichiers de configuration. Lors de <text:tab/><text:tab/> <text:s text:c="4"/>l’installation certain</text:span><text:span text:style-name="T13">s</text:span><text:span text:style-name="T12"> fichier</text:span><text:span text:style-name="T13">s</text:span><text:span text:style-name="T12"> s’installe</text:span><text:span text:style-name="T13">nt</text:span><text:span text:style-name="T12"> partiellement, correction des fichiers <text:tab/> <text:s/><text:tab/> <text:s text:c="4"/>partiellement installé</text:span><text:span text:style-name="T14">s</text:span><text:span text:style-name="T12">.</text:span></text:p>
      <text:p text:style-name="P14"><text:tab/><text:span text:style-name="T12">3) Openssh qui ne veu</text:span><text:span text:style-name="T14">t</text:span><text:span text:style-name="T12"> pas partager </text:span><text:span text:style-name="T14">s</text:span><text:span text:style-name="T12">es cl</text:span><text:span text:style-name="T14">és</text:span><text:span text:style-name="T12"> entre utilisateur</text:span><text:span text:style-name="T14">s</text:span><text:span text:style-name="T12">, conne</text:span><text:span text:style-name="T14">x</text:span><text:span text:style-name="T12">ion impossible même <text:tab/> <text:s text:c="3"/>après la cr</text:span><text:span text:style-name="T14">é</text:span><text:span text:style-name="T12">ation de r</text:span><text:span text:style-name="T14">é</text:span><text:span text:style-name="T12">pertoire.</text:span></text:p>
      <text:p text:style-name="P14"/>
      <text:p text:style-name="P28"><text:span text:style-name="T6"/></text:p>
      <text:p text:style-name="P28"><text:soft-page-break/><text:span text:style-name="T6">Essai </text:span><text:span text:style-name="T8">8</text:span><text:span text:style-name="T6">:</text:span></text:p>
      <text:p text:style-name="P26">Suite au problème d’identification rencontré dans ce chapitre j’ai donc cherché une solution, la solution à était de m’écrire un mots avec l’algorithme de cryptage qui est utilisé pour hashé les mots de passe sur les machine ubuntu à partir de la version 22.04. cette algorithme s’appel le yescrypt. Grâce à cela, les données qui devais être mise dans la machine pour crée un utilisateur seront donc lisible, je déposer cela dans le fichier de lecture des password qui est dans /etc/shadow et je pouvais crée l’utilsateur pour lequel je crée l’utilisateur dans /etc/passwd. <text:span text:style-name="T18">Avec ces strategies, je pouvais facilement mettre en place des option avant boot sur la carte sd, cepandant, je ne pouvais toujours pas utilisé le ssh</text:span></text:p>
      <text:p text:style-name="P26"/>
      <text:p text:style-name="P26"><text:span text:style-name="T6">Essai </text:span><text:span text:style-name="T9">9</text:span><text:span text:style-name="T6">:</text:span></text:p>
      <text:p text:style-name="P29">Pour palier au problème de ssh, il fallais combattre le problème ssh, lors de mes installation je me retouvée toujours avec des problèmes que nous pensions venir du Cloud-Init. J’ai donc étudié en profondeur l’ensemble Cloud-Init qui constitue l’ensemble des documents qui sont lier au partage de donnée en ligne. <text:span text:style-name="T19">J’ai pu comprendre un majorité des fonctions de l’outils. Cela m’as permit de comprenhendre que mon problème ne venais pas de cette sources tarie mais belle et bien de mon partage de clef qui ne pouvais pas s’effectué correctement. J’ai donc déposer ma clef à la mains sur ma Puce Raspberry et est finalement pu </text:span><text:span text:style-name="T20">me connecter en ssh. </text:span></text:p>
      <text:p text:style-name="P29"/>
      <text:p text:style-name="P27"><text:span text:style-name="T6">Essai </text:span><text:span text:style-name="T10">10</text:span><text:span text:style-name="T6">:</text:span></text:p>
      <text:p text:style-name="P30">Suite à tout mes essaie infructueux, mon maître de stage m’as conseillé de me rediriger vers les licences de base Raspberry, Bookworm. J’ai donc pu faire l’installation sans souci et est pû mettre en place le scipt dessus, depuis j’ai du contourné le proxy pour que mes puces puisse installer des apt, et enfin je me suis mis à aligner le scripte.sh afin de bien mettre en place les puces et que je puisse faire ce que j’ai besoin. </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6-01-16T14:51:07.076980572</meta:creation-date>
    <dc:date>2026-01-26T10:05:49.566191465</dc:date>
    <meta:editing-duration>PT1H50M59S</meta:editing-duration>
    <meta:editing-cycles>5</meta:editing-cycles>
    <meta:generator>LibreOffice/6.4.7.2$Linux_X86_64 LibreOffice_project/40$Build-2</meta:generator>
    <meta:document-statistic meta:table-count="0" meta:image-count="0" meta:object-count="0" meta:page-count="3" meta:paragraph-count="45" meta:word-count="1159" meta:character-count="6800" meta:non-whitespace-character-count="5637"/>
  </office:meta>
</office:document-meta>
</file>